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FI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C 18 4C 73</text:p>
          </table:table-cell>
          <table:table-cell office:value-type="string" calcext:value-type="string">
            <text:p>Ben da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9 C6 AB C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9 6D 8B C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9 7E AC C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9 0B 97 C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9 02 8C C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1T15:25:39.779934617</meta:creation-date>
    <dc:date>2020-06-01T15:29:48.157921144</dc:date>
    <meta:editing-duration>PT4M14S</meta:editing-duration>
    <meta:editing-cycles>1</meta:editing-cycles>
    <meta:document-statistic meta:table-count="1" meta:cell-count="17" meta:object-count="0"/>
    <meta:generator>LibreOffice/6.4.3.2$Linux_X86_64 LibreOffice_project/40$Build-2</meta:generator>
  </office:meta>
</office:document-meta>
</file>